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cc" fo:min-height="16.558cm" draw:shadow="visible" draw:shadow-offset-x="0.3cm" draw:shadow-offset-y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solid" draw:fill-color="#ffccff" fo:min-height="7.581cm" draw:shadow="visible" draw:shadow-offset-x="0.3cm" draw:shadow-offset-y="0.3cm"/>
    </style:style>
    <style:style style:name="gr5" style:family="graphic" style:parent-style-name="standard">
      <style:graphic-properties draw:stroke="none" draw:fill="solid" draw:fill-color="#ccffcc" fo:min-height="13.736cm" draw:shadow="visible" draw:shadow-offset-x="0.3cm" draw:shadow-offset-y="0.3cm"/>
    </style:style>
    <style:style style:name="gr6" style:family="graphic" style:parent-style-name="standard">
      <style:graphic-properties draw:stroke="none" draw:fill="solid" draw:fill-color="#ffccff" fo:min-height="5.576cm" draw:shadow="visible"/>
    </style:style>
    <style:style style:name="gr7" style:family="graphic" style:parent-style-name="standard">
      <style:graphic-properties draw:opacity="50%" draw:opacity-name="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solid" draw:fill-color="#ccffcc" fo:min-height="16.355cm" draw:shadow="visible"/>
    </style:style>
    <style:style style:name="gr9" style:family="graphic" style:parent-style-name="standard">
      <style:graphic-properties draw:stroke="none" draw:fill="solid" draw:fill-color="#ffccff" fo:min-height="4.15cm" draw:shadow="visible" draw:shadow-offset-x="0.3cm" draw:shadow-offset-y="0.3cm"/>
    </style:style>
    <style:style style:name="gr10" style:family="graphic" style:parent-style-name="standard">
      <style:graphic-properties draw:stroke="none" draw:fill="solid" draw:fill-color="#ccffcc" fo:min-height="19.685cm" draw:shadow="visible"/>
    </style:style>
    <style:style style:name="gr11" style:family="graphic" style:parent-style-name="standard">
      <style:graphic-properties draw:stroke="none" draw:fill="solid" draw:fill-color="#ccffcc" fo:min-height="17.07cm" draw:shadow="visible" draw:shadow-offset-x="0.3cm" draw:shadow-offset-y="0.3cm"/>
    </style:style>
    <style:style style:name="gr12" style:family="graphic" style:parent-style-name="standard">
      <style:graphic-properties draw:stroke="none" draw:fill="solid" draw:fill-color="#ffccff" fo:min-height="4.823cm" draw:shadow="visible" draw:shadow-offset-x="0.3cm" draw:shadow-offset-y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gr14" style:family="graphic" style:parent-style-name="standard">
      <style:graphic-properties draw:stroke="none" draw:fill="solid" draw:fill-color="#ccffcc" fo:min-height="16.047cm" draw:shadow="visible" draw:shadow-offset-x="0.3cm" draw:shadow-offset-y="0.3cm"/>
    </style:style>
    <style:style style:name="gr15" style:family="graphic" style:parent-style-name="standard">
      <style:graphic-properties draw:stroke="none" draw:fill="solid" draw:fill-color="#ffccff" fo:min-height="3.735cm" draw:shadow="visible"/>
    </style:style>
    <style:style style:name="gr16" style:family="graphic" style:parent-style-name="standard">
      <style:graphic-properties draw:stroke="none" draw:fill="solid" draw:fill-color="#ffccff" fo:min-height="8.534cm" draw:shadow="visib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="solid" draw:fill-color="#ffffcc" fo:min-height="16cm" draw:shadow="visible" draw:shadow-offset-x="0.3cm" draw:shadow-offset-y="0.3cm" draw:shadow-color="#808080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55cm"/>
    </style:style>
    <style:style style:name="pr5" style:family="presentation" style:parent-style-name="Standard-subtitle">
      <style:graphic-properties draw:fill="solid" draw:fill-color="#ffffcc" fo:min-height="15.8cm" draw:shadow="visible" draw:shadow-offset-x="0.3cm" draw:shadow-offset-y="0.3cm" draw:shadow-color="#808080"/>
    </style:style>
    <style:style style:name="pr6" style:family="presentation" style:parent-style-name="Standard-subtitle">
      <style:graphic-properties draw:fill="solid" draw:fill-color="#ffffcc" fo:min-height="16.8cm" draw:shadow="visible" draw:shadow-offset-x="0.3cm" draw:shadow-offset-y="0.3cm" draw:shadow-color="#808080"/>
    </style:style>
    <style:style style:name="pr7" style:family="presentation" style:parent-style-name="Standard-subtitle">
      <style:graphic-properties draw:fill="solid" draw:fill-color="#ffffcc" fo:min-height="17.657cm" draw:shadow="visible" draw:shadow-offset-x="0.3cm" draw:shadow-offset-y="0.3cm" draw:shadow-color="#808080"/>
    </style:style>
    <style:style style:name="pr8" style:family="presentation" style:parent-style-name="Standard-subtitle">
      <style:graphic-properties draw:fill="solid" draw:fill-color="#ffffcc" fo:min-height="15cm" draw:shadow="visible" draw:shadow-offset-x="0.3cm" draw:shadow-offset-y="0.3cm" draw:shadow-color="#808080"/>
    </style:style>
    <style:style style:name="pr9" style:family="presentation" style:parent-style-name="Standard-title">
      <style:graphic-properties fo:min-height="2.343cm"/>
    </style:style>
    <style:style style:name="pr10" style:family="presentation" style:parent-style-name="Standard-title">
      <style:graphic-properties fo:min-height="2.243cm"/>
    </style:style>
    <style:style style:name="pr11" style:family="presentation" style:parent-style-name="Standard-title">
      <style:graphic-properties fo:min-height="2.763cm"/>
    </style:style>
    <style:style style:name="pr12" style:family="presentation" style:parent-style-name="Standard-subtitle">
      <style:graphic-properties draw:fill="solid" draw:fill-color="#ffffcc" fo:min-height="17.997cm" draw:shadow="visible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2" style:family="paragraph">
      <style:text-properties style:font-name="Courier 10 Pitch1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style:font-name="Courier 10 Pitch1" fo:font-size="24pt" style:font-size-asian="24pt" style:font-size-complex="24pt"/>
    </style:style>
    <style:style style:name="P6" style:family="paragraph">
      <style:paragraph-properties fo:margin-left="0cm" fo:margin-right="0cm" fo:margin-top="0cm" fo:margin-bottom="0.5cm" fo:text-align="start" fo:text-indent="0cm"/>
    </style:style>
    <style:style style:name="P7" style:family="paragraph">
      <style:text-properties style:font-name="Courier 10 Pitch1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.5cm" fo:text-align="start" fo:text-indent="0cm"/>
      <style:text-properties fo:font-size="32pt"/>
    </style:style>
    <style:style style:name="P10" style:family="paragraph">
      <style:text-properties fo:font-size="20pt"/>
    </style:style>
    <style:style style:name="P11" style:family="paragraph">
      <style:text-properties style:font-name="Courier 10 Pitch1" fo:font-size="15pt" style:font-size-asian="15pt" style:font-size-complex="15pt"/>
    </style:style>
    <style:style style:name="P12" style:family="paragraph">
      <style:paragraph-properties fo:margin-left="0cm" fo:margin-right="0cm" fo:margin-top="0cm" fo:margin-bottom="0.5cm" fo:text-align="start" fo:text-indent="0cm"/>
      <style:text-properties fo:font-size="32pt" fo:hyphenate="true"/>
    </style:style>
    <style:style style:name="P13" style:family="paragraph">
      <style:text-properties style:font-name="Courier 10 Pitch1" fo:font-size="10pt" style:font-size-asian="10pt" style:font-size-complex="10pt"/>
    </style:style>
    <style:style style:name="T1" style:family="text">
      <style:text-properties style:font-name="Courier 10 Pitch1" fo:font-size="16pt" style:font-size-asian="16pt" style:font-size-complex="16pt"/>
    </style:style>
    <style:style style:name="T2" style:family="text">
      <style:text-properties style:font-name="Courier 10 Pitch1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Courier 10 Pitch1" fo:font-size="24pt" style:font-size-asian="24pt" style:font-size-complex="24pt"/>
    </style:style>
    <style:style style:name="T5" style:family="text">
      <style:text-properties style:font-name="Courier 10 Pitch1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Courier 10 Pitch1" fo:font-size="32pt" style:font-size-asian="32pt" style:font-size-complex="32pt"/>
    </style:style>
    <style:style style:name="T7" style:family="text">
      <style:text-properties style:font-name="Liberation Sans2" fo:font-size="32pt" style:font-size-asian="32pt" style:font-size-complex="32pt"/>
    </style:style>
    <style:style style:name="T8" style:family="text">
      <style:text-properties style:font-name="Courier 10 Pitch1"/>
    </style:style>
    <style:style style:name="T9" style:family="text">
      <style:text-properties style:font-name="Liberation Sans2"/>
    </style:style>
    <style:style style:name="T10" style:family="text">
      <style:text-properties style:font-name="Courier 10 Pitch1"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/>
    </style:style>
    <style:style style:name="T13" style:family="text">
      <style:text-properties style:font-name="Courier 10 Pitch1" fo:font-size="32pt"/>
    </style:style>
    <style:style style:name="T14" style:family="text">
      <style:text-properties fo:font-size="32pt" style:text-underline-style="solid" style:text-underline-width="auto" style:text-underline-color="font-color"/>
    </style:style>
    <style:style style:name="T15" style:family="text">
      <style:text-properties style:font-name="DejaVu Sans" fo:font-size="32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style:font-name="Courier 10 Pitch1" fo:font-size="15pt" style:font-size-asian="15pt" style:font-size-complex="15pt"/>
    </style:style>
    <style:style style:name="T18" style:family="text">
      <style:text-properties style:font-name="Courier 10 Pitch1" fo:font-size="12pt" style:font-size-asian="12pt" style:font-size-complex="12pt"/>
    </style:style>
    <style:style style:name="T19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Courier 10 Pitch1" fo:font-size="10pt" style:font-size-asian="10pt" style:font-size-complex="10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</text:p>
          </draw:text-box>
        </draw:frame>
        <draw:frame presentation:style-name="pr2" draw:text-style-name="P1" draw:layer="layout" svg:width="25.199cm" svg:height="16cm" svg:x="1.4cm" svg:y="4.1cm" presentation:class="subtitle" presentation:user-transformed="true">
          <draw:text-box>
            <text:list text:style-name="L1">
              <text:list-item>
                <text:p text:style-name="P1">In c kennen wir gewöhnliche Variablen und Pointer.</text:p>
              </text:list-item>
              <text:list-item>
                <text:p text:style-name="P1">C++ führt zusätzlich Referenzen ein.</text:p>
              </text:list-item>
              <text:list-item>
                <text:p text:style-name="P1">Eine Referenz ist so etwas, wie ein alias auf eine Variable, ein zweiter Zugang zu der Variablen.</text:p>
              </text:list-item>
              <text:list-item>
                <text:p text:style-name="P1">Eine Referenz kann immer nur in Verbindung mit dem referenzierten Objekt (hier Variable oder Konstante) existieren.</text:p>
              </text:list-item>
              <text:list-item>
                <text:p text:style-name="P1">Eine Referenz hat im Gegensatz zum Pointer keine eigene Adress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2.155cm" svg:x="1.4cm" svg:y="0.837cm" presentation:class="title" presentation:user-transformed="true">
          <draw:text-box>
            <text:p>Referenzen (Bsp. 1)</text:p>
          </draw:text-box>
        </draw:frame>
        <draw:frame draw:style-name="gr2" draw:text-style-name="P2" draw:layer="layout" svg:width="25.2cm" svg:height="17.225cm" svg:x="0.4cm" svg:y="2.992cm">
          <draw:text-box>
            <text:p><text:span text:style-name="T1">#include &lt;iostream&gt;</text:span></text:p>
            <text:p><text:span text:style-name="T1">#include &lt;iomanip&gt;</text:span></text:p>
            <text:p><text:span text:style-name="T1">using namespace std;</text:span></text:p>
            <text:p><text:span text:style-name="T1"/></text:p>
            <text:p><text:span text:style-name="T1">int main()</text:span></text:p>
            <text:p><text:span text:style-name="T1">{</text:span></text:p>
            <text:p><text:span text:style-name="T2"><text:s text:c="2"/></text:span><text:span text:style-name="T2">int <text:s/>myInt=123;</text:span></text:p>
            <text:p><text:span text:style-name="T2"><text:s text:c="2"/></text:span><text:span text:style-name="T2">int&amp; other=myInt; </text:span></text:p>
            <text:p><text:span text:style-name="T2"/></text:p>
            <text:p><text:span text:style-name="T2"><text:s text:c="2"/></text:span><text:span text:style-name="T2">cout &lt;&lt; "myInt: "&lt;&lt; myInt &lt;&lt; endl;</text:span></text:p>
            <text:p><text:span text:style-name="T2"><text:s text:c="2"/></text:span><text:span text:style-name="T2">cout &lt;&lt; "other: "&lt;&lt; other &lt;&lt; endl;</text:span></text:p>
            <text:p><text:span text:style-name="T2"/></text:p>
            <text:p><text:span text:style-name="T2"><text:s text:c="2"/></text:span><text:span text:style-name="T2">other ++;</text:span></text:p>
            <text:p><text:span text:style-name="T2"><text:s text:c="2"/></text:span><text:span text:style-name="T2">cout &lt;&lt; "myInt: "&lt;&lt; myInt &lt;&lt; endl;</text:span></text:p>
            <text:p><text:span text:style-name="T2"><text:s text:c="2"/></text:span><text:span text:style-name="T2">cout &lt;&lt; "other: "&lt;&lt; other &lt;&lt; endl;</text:span></text:p>
            <text:p><text:span text:style-name="T2"/></text:p>
            <text:p><text:span text:style-name="T2"><text:s text:c="2"/></text:span><text:span text:style-name="T2">myInt++;</text:span></text:p>
            <text:p><text:span text:style-name="T2"><text:s text:c="2"/></text:span><text:span text:style-name="T2">cout &lt;&lt; "myInt: "&lt;&lt; myInt &lt;&lt; endl;</text:span></text:p>
            <text:p><text:span text:style-name="T2"><text:s text:c="2"/></text:span><text:span text:style-name="T2">cout &lt;&lt; "other: "&lt;&lt; other &lt;&lt; endl;</text:span></text:p>
            <text:p><text:span text:style-name="T1"><text:s text:c="2"/></text:span><text:span text:style-name="T1">return 0;</text:span></text:p>
            <text:p><text:span text:style-name="T1">}</text:span></text:p>
          </draw:text-box>
        </draw:frame>
        <draw:custom-shape draw:style-name="gr3" draw:text-style-name="P4" draw:layer="layout" svg:width="8.8cm" svg:height="3.6cm" svg:x="14.5cm" svg:y="4.4cm">
          <text:p text:style-name="P3"><text:span text:style-name="T3">Das ist eine</text:span></text:p>
          <text:p text:style-name="P3"><text:span text:style-name="T3">Referenz</text:span></text:p>
          <draw:enhanced-geometry svg:viewBox="0 0 21600 21600" draw:text-areas="800 800 20800 20800" draw:type="round-rectangular-callout" draw:modifiers="-11726.4856266333 23045.598444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6.604cm" svg:height="7.831cm" svg:x="20.346cm" svg:y="9.92cm">
          <draw:text-box>
            <text:p><text:span text:style-name="T4">./a.out</text:span></text:p>
            <text:p><text:span text:style-name="T4">myInt: 123</text:span></text:p>
            <text:p><text:span text:style-name="T4">other: 123</text:span></text:p>
            <text:p><text:span text:style-name="T4">myInt: 124</text:span></text:p>
            <text:p><text:span text:style-name="T4">other: 124</text:span></text:p>
            <text:p><text:span text:style-name="T4">myInt: 125</text:span></text:p>
            <text:p><text:span text:style-name="T4">other: 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-0.063cm" presentation:class="title" presentation:user-transformed="true">
          <draw:text-box>
            <text:p>Referenzen</text:p>
          </draw:text-box>
        </draw:frame>
        <draw:frame presentation:style-name="pr2" draw:text-style-name="P6" draw:layer="layout" svg:width="25.199cm" svg:height="16cm" svg:x="1.4cm" svg:y="4.2cm" presentation:class="subtitle" presentation:user-transformed="true">
          <draw:text-box>
            <text:list text:style-name="L1">
              <text:list-item>
                <text:p text:style-name="P6">Eine Referenzvereinbarung wird durch ein &amp; nach dem Typnamen einer Variablendefinition angezeigt: <text:span text:style-name="T5">int&amp; other</text:span></text:p>
              </text:list-item>
              <text:list-item>
                <text:p text:style-name="P6">Eine Referenz muss grundsätzlich Initialisiert sein. </text:p>
              </text:list-item>
              <text:list-item>
                <text:p text:style-name="P6">Eine Referenz ohne referenziertes Objekt kann es nicht geben. Deshalb muss es komplett heißen: <text:span text:style-name="T6">int&amp; other=myInt;</text:span></text:p>
              </text:list-item>
              <text:list-item>
                <text:p text:style-name="P6"><text:span text:style-name="T7">Die Referenz other referenziert hier die Variable </text:span><text:span text:style-name="T6">myInt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</text:p>
          </draw:text-box>
        </draw:frame>
        <draw:frame presentation:style-name="pr5" draw:text-style-name="P1" draw:layer="layout" svg:width="17.599cm" svg:height="15.8cm" svg:x="0.801cm" svg:y="4.2cm" presentation:class="subtitle" presentation:user-transformed="true">
          <draw:text-box>
            <text:list text:style-name="L1">
              <text:list-item>
                <text:p text:style-name="P1">Wird das Programm ausgeführt zeigt sich, dass jede Wertänderung an <text:span text:style-name="T8">myInt</text:span> auch unter dem Namen <text:span text:style-name="T8">other</text:span> zu sehen ist und jede Wertänderung an <text:span text:style-name="T8">other</text:span> auch in der Variablen <text:span text:style-name="T8">myInt</text:span> beobachtet werden kann.</text:p>
              </text:list-item>
            </text:list>
          </draw:text-box>
        </draw:frame>
        <draw:frame draw:style-name="gr4" draw:text-style-name="P5" draw:layer="layout" svg:width="6.604cm" svg:height="7.831cm" svg:x="19.796cm" svg:y="4.169cm">
          <draw:text-box>
            <text:p><text:span text:style-name="T4">./a.out</text:span></text:p>
            <text:p><text:span text:style-name="T4">myInt: 123</text:span></text:p>
            <text:p><text:span text:style-name="T4">other: 123</text:span></text:p>
            <text:p><text:span text:style-name="T4">myInt: 124</text:span></text:p>
            <text:p><text:span text:style-name="T4">other: 124</text:span></text:p>
            <text:p><text:span text:style-name="T4">myInt: 125</text:span></text:p>
            <text:p><text:span text:style-name="T4">other: 1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</text:p>
          </draw:text-box>
        </draw:frame>
        <draw:frame presentation:style-name="pr5" draw:text-style-name="P6" draw:layer="layout" svg:width="26.799cm" svg:height="15.8cm" svg:x="0.501cm" svg:y="4.2cm" presentation:class="subtitle" presentation:user-transformed="true">
          <draw:text-box>
            <text:list text:style-name="L1">
              <text:list-item>
                <text:p text:style-name="P6">Eine Referenz muss immer initialisiert sein.</text:p>
              </text:list-item>
              <text:list-item>
                <text:p text:style-name="P6">Eine Referenz hat keine eigene Adresse und keinen eigenen Speicher, alle Operationen, werden an dem referenzierten Objekt ausgeführt.</text:p>
              </text:list-item>
              <text:list-item>
                <text:p text:style-name="P6">Bezogen auf das vorangegangene Beispiel, würde eine sizeof-Operation <text:span text:style-name="T8">sizeof other</text:span> die Größe von <text:span text:style-name="T8">myInt</text:span> liefern und <text:span text:style-name="T8">&amp;other</text:span> liefert die Adresse von <text:span text:style-name="T8">myInt.</text:span></text:p>
              </text:list-item>
              <text:list-item>
                <text:p text:style-name="P6"><text:span text:style-name="T9">An der Verwendung von &amp; als Adressoperator hat sich nichts geänd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-0.663cm" presentation:class="title" presentation:user-transformed="true">
          <draw:text-box>
            <text:p>Referenzen Beispiel Bsp. 2</text:p>
          </draw:text-box>
        </draw:frame>
        <draw:frame draw:style-name="gr5" draw:text-style-name="P7" draw:layer="layout" svg:width="23.972cm" svg:height="13.986cm" svg:x="0.828cm" svg:y="5.814cm">
          <draw:text-box>
            <text:p><text:span text:style-name="T8">#include &lt;iostream&gt;</text:span></text:p>
            <text:p><text:span text:style-name="T8">#include &lt;iomanip&gt;</text:span></text:p>
            <text:p><text:span text:style-name="T8">using namespace std;</text:span></text:p>
            <text:p><text:span text:style-name="T8"/></text:p>
            <text:p><text:span text:style-name="T8">int main()</text:span></text:p>
            <text:p><text:span text:style-name="T8">{</text:span></text:p>
            <text:p><text:span text:style-name="T10"><text:s text:c="2"/></text:span><text:span text:style-name="T10">int <text:s/>myInt=123;</text:span></text:p>
            <text:p><text:span text:style-name="T10"><text:s text:c="2"/></text:span><text:span text:style-name="T10">int&amp; other=myInt;</text:span></text:p>
            <text:p><text:span text:style-name="T10"/></text:p>
            <text:p><text:span text:style-name="T10"><text:s text:c="2"/></text:span><text:span text:style-name="T10">cout &lt;&lt; "sizeof <text:s/>myInt: " &lt;&lt; (sizeof myInt) &lt;&lt; endl;</text:span></text:p>
            <text:p><text:span text:style-name="T10"><text:s text:c="2"/></text:span><text:span text:style-name="T10">cout &lt;&lt; "sizeof <text:s/>other: " &lt;&lt; (sizeof other) &lt;&lt; endl;</text:span></text:p>
            <text:p><text:span text:style-name="T10"><text:s text:c="2"/></text:span><text:span text:style-name="T10">cout &lt;&lt; "sizeof &amp;myInt: " &lt;&lt; (sizeof &amp;myInt)&lt;&lt; endl;</text:span></text:p>
            <text:p><text:span text:style-name="T10"><text:s text:c="2"/></text:span></text:p>
            <text:p><text:span text:style-name="T10"><text:s text:c="2"/></text:span><text:span text:style-name="T10">cout &lt;&lt; "Adresse myInt: " &lt;&lt; (&amp; myInt) &lt;&lt; endl;</text:span></text:p>
            <text:p><text:span text:style-name="T10"><text:s text:c="2"/></text:span><text:span text:style-name="T10">cout &lt;&lt; "Adresse other: " &lt;&lt; (&amp; other) &lt;&lt; endl;</text:span></text:p>
            <text:p><text:span text:style-name="T8"><text:s text:c="2"/></text:span><text:span text:style-name="T8">return 0;</text:span></text:p>
            <text:p><text:span text:style-name="T8">}</text:span></text:p>
          </draw:text-box>
        </draw:frame>
        <draw:frame draw:style-name="gr6" draw:text-style-name="P5" draw:layer="layout" svg:width="15.57cm" svg:height="6.143cm" svg:x="11.43cm" svg:y="3.774cm">
          <draw:text-box>
            <text:p><text:span text:style-name="T4">./a.out</text:span></text:p>
            <text:p><text:span text:style-name="T4">sizeof <text:s/>myInt: 4</text:span></text:p>
            <text:p><text:span text:style-name="T4">sizeof <text:s/>other: 4</text:span></text:p>
            <text:p><text:span text:style-name="T4">sizeof &amp;myInt: 8</text:span></text:p>
            <text:p><text:span text:style-name="T4">Adresse myInt: 0x7ffc8f2cb764</text:span></text:p>
            <text:p><text:span text:style-name="T4">Adresse other: 0x7ffc8f2cb764</text:span></text:p>
          </draw:text-box>
        </draw:frame>
        <draw:custom-shape draw:style-name="gr7" draw:text-style-name="P8" draw:layer="layout" svg:width="10.4cm" svg:height="1.8cm" svg:x="1.03cm" svg:y="2.2cm">
          <text:p text:style-name="P3"><text:span text:style-name="T11">Hier ist &amp; das Adressymbol</text:span></text:p>
          <draw:enhanced-geometry svg:viewBox="0 0 21600 21600" draw:text-areas="800 800 20800 20800" draw:type="round-rectangular-callout" draw:modifiers="34456.9945197577 149640.866185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</text:p>
          </draw:text-box>
        </draw:frame>
        <draw:frame presentation:style-name="pr5" draw:text-style-name="P9" draw:layer="layout" svg:width="26.799cm" svg:height="15.8cm" svg:x="0.801cm" svg:y="4.2cm" presentation:class="subtitle" presentation:user-transformed="true">
          <draw:text-box>
            <text:list text:style-name="L1">
              <text:list-item>
                <text:p text:style-name="P6"><text:span text:style-name="T12">Eine Referenz kann das Attribut const tragen. <text:s text:c="2"/></text:span><text:span text:style-name="T13">const int&amp; other=myInt; </text:span></text:p>
              </text:list-item>
              <text:list-item>
                <text:p text:style-name="P6"><text:span text:style-name="T12">Trägt eine Referenz das Attribut </text:span><text:span text:style-name="T13">const</text:span><text:span text:style-name="T12">, so kann das referenzierte Objekt (hier Variable </text:span><text:span text:style-name="T13">myInt</text:span><text:span text:style-name="T12">) über die Referenz nicht verändert werden.</text:span></text:p>
              </text:list-item>
              <text:list-item>
                <text:p text:style-name="P6"><text:span text:style-name="T12">Eine Variable kann durch eine const-Referenz referenziert werden, konstante Werte können </text:span><text:span text:style-name="T14">nur</text:span><text:span text:style-name="T12"> über eine const-Referenz referenzier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</text:p>
          </draw:text-box>
        </draw:frame>
        <draw:frame presentation:style-name="pr6" draw:text-style-name="P9" draw:layer="layout" svg:width="27.2cm" svg:height="16.8cm" svg:x="0.3cm" svg:y="3.4cm" presentation:class="subtitle" presentation:user-transformed="true">
          <draw:text-box>
            <text:list text:style-name="L1">
              <text:list-item>
                <text:p text:style-name="P6"><text:span text:style-name="T12">Die Änderung der Referenzvereinbarung in Bsp.1 zu</text:span></text:p>
                <text:p text:style-name="P6"><text:span text:style-name="T12"><text:s text:c="3"/></text:span><text:span text:style-name="T13">const int&amp; other=myInt; </text:span></text:p>
                <text:p text:style-name="P6"><text:span text:style-name="T15">ohne weitere Programmänderung führt zu einem Compilerfehler:</text:span></text:p>
              </text:list-item>
              <text:list-item>
                <text:p text:style-name="P6"><text:span text:style-name="T13">ref3.cpp:13:9: error: increment of read-only reference ‘other’ <text:s text:c="2"/></text:span></text:p>
                <text:p text:style-name="P6"><text:span text:style-name="T13">other ++;</text:span></text:p>
              </text:list-item>
              <text:list-item>
                <text:p text:style-name="P6"><text:span text:style-name="T12">Die Änderung des Wertes von myInt über other ist nicht mehr mögli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 als Parameter</text:p>
          </draw:text-box>
        </draw:frame>
        <draw:frame presentation:style-name="pr6" draw:text-style-name="P9" draw:layer="layout" svg:width="27.2cm" svg:height="16.8cm" svg:x="0.3cm" svg:y="3.5cm" presentation:class="subtitle" presentation:user-transformed="true">
          <draw:text-box>
            <text:list text:style-name="L1">
              <text:list-item>
                <text:p text:style-name="P6"><text:span text:style-name="T12">Referenzen können auch als Funktionsparameter Verwendung finden.</text:span></text:p>
              </text:list-item>
              <text:list-item>
                <text:p text:style-name="P6"><text:span text:style-name="T12">Die Bindung der Referenz an das referenzierte Objekt findet hier beim Funktionsaufruf statt. </text:span></text:p>
              </text:list-item>
              <text:list-item>
                <text:p text:style-name="P6"><text:span text:style-name="T12">Werden Variablen als Aufrufparameter angegeben und die referenzierten Werte in der Funktion verändert, so ändern sich die originalen Werte beim Aufrufer. (Call by Referen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 als Parameter</text:p>
          </draw:text-box>
        </draw:frame>
        <draw:frame draw:style-name="gr8" draw:text-style-name="P2" draw:layer="layout" svg:width="26cm" svg:height="16.605cm" svg:x="0.8cm" svg:y="3.93cm">
          <draw:text-box>
            <text:p><text:span text:style-name="T2">#include &lt;iostream&gt;</text:span></text:p>
            <text:p><text:span text:style-name="T2">#include &lt;iomanip&gt;</text:span></text:p>
            <text:p><text:span text:style-name="T2">using namespace std;</text:span></text:p>
            <text:p><text:span text:style-name="T2"/></text:p>
            <text:p><text:span text:style-name="T2">void swap(int&amp; i, int&amp; j) // tauscht i und j</text:span></text:p>
            <text:p><text:span text:style-name="T2">{</text:span></text:p>
            <text:p><text:span text:style-name="T2"><text:s text:c="2"/></text:span><text:span text:style-name="T2">i^=j; j^=i; i^=j;</text:span></text:p>
            <text:p><text:span text:style-name="T2">}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2"/></text:span><text:span text:style-name="T2">int a=1, b=0;</text:span></text:p>
            <text:p><text:span text:style-name="T2"><text:s text:c="2"/></text:span><text:span text:style-name="T2">cout &lt;&lt; "main 1: a="&lt;&lt; a &lt;&lt; " b="&lt;&lt;b&lt;&lt;endl;</text:span></text:p>
            <text:p><text:span text:style-name="T2"><text:s text:c="2"/></text:span><text:span text:style-name="T2">swap(a,b);</text:span></text:p>
            <text:p><text:span text:style-name="T2"><text:s text:c="2"/></text:span><text:span text:style-name="T2">cout &lt;&lt; "main 2: a="&lt;&lt; a &lt;&lt; " b="&lt;&lt;b&lt;&lt;endl;</text:span></text:p>
            <text:p><text:span text:style-name="T2"><text:s text:c="2"/></text:span><text:span text:style-name="T2">return 0;</text:span></text:p>
            <text:p><text:span text:style-name="T2">}</text:span></text:p>
            <text:p><text:span text:style-name="T2"/></text:p>
          </draw:text-box>
        </draw:frame>
        <draw:frame draw:style-name="gr9" draw:text-style-name="P5" draw:layer="layout" svg:width="8.4cm" svg:height="4.4cm" svg:x="19cm" svg:y="9.4cm">
          <draw:text-box>
            <text:p><text:span text:style-name="T4">./a.out</text:span></text:p>
            <text:p><text:span text:style-name="T4">main 1: a=1 b=0</text:span></text:p>
            <text:p><text:span text:style-name="T4">main 2: a=0 b=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3.506cm" svg:x="1.4cm" svg:y="-0.763cm" presentation:class="title" presentation:user-transformed="true">
          <draw:text-box>
            <text:p>Referenzen als Parameter</text:p>
          </draw:text-box>
        </draw:frame>
        <draw:frame presentation:style-name="pr7" draw:text-style-name="P9" draw:layer="layout" svg:width="27.2cm" svg:height="17.657cm" svg:x="0.3cm" svg:y="2.743cm" presentation:class="subtitle" presentation:user-transformed="true">
          <draw:text-box>
            <text:list text:style-name="L1">
              <text:list-item>
                <text:p text:style-name="P6"><text:span text:style-name="T12">An der Ausgabe sieht man, dass die Werte der Variablen a und b vertauscht worden sind.</text:span></text:p>
              </text:list-item>
              <text:list-item>
                <text:p text:style-name="P6"><text:span text:style-name="T12">Im nachfolgenden Beispiel sehen wir eine Funktion swp1 mit gewöhnlichen Parametern, wie wir sie von c kennen (call by value) und eine Funktion swp2 mit Referenzparametern (call by reference).</text:span></text:p>
              </text:list-item>
              <text:list-item>
                <text:p text:style-name="P6"><text:span text:style-name="T12">Im rosa Kasten der Ausgabe ist zu erkennen, dass im ersten Fall die originalen Werte nicht getauscht wurden im zweiten wurden sie vertauscht.</text:span></text:p>
              </text:list-item>
              <text:list-item>
                <text:p text:style-name="P6"><text:span text:style-name="T16">Achtung: Dem Aufruf der Funktion ist nicht anzusehen, ob es sich um call by value oder call by reference hande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0" draw:text-style-name="P11" draw:layer="layout" svg:width="26cm" svg:height="19.935cm" svg:x="0.8cm" svg:y="0.6cm">
          <draw:text-box>
            <text:p><text:span text:style-name="T17">#include &lt;iostream&gt;</text:span></text:p>
            <text:p><text:span text:style-name="T17">#include &lt;iomanip&gt;</text:span></text:p>
            <text:p><text:span text:style-name="T17">using namespace std;</text:span></text:p>
            <text:p><text:span text:style-name="T17"/></text:p>
            <text:p><text:span text:style-name="T2">void swp1(int i, int j)</text:span></text:p>
            <text:p><text:span text:style-name="T2">{</text:span></text:p>
            <text:p><text:span text:style-name="T2"><text:s text:c="2"/></text:span><text:span text:style-name="T2">i^=j; j^=i; i^=j;</text:span></text:p>
            <text:p><text:span text:style-name="T2">}</text:span></text:p>
            <text:p><text:span text:style-name="T17"/></text:p>
            <text:p><text:span text:style-name="T10">void swp2(int&amp; i, int&amp; j)</text:span></text:p>
            <text:p><text:span text:style-name="T10">{</text:span></text:p>
            <text:p><text:span text:style-name="T10"><text:s text:c="2"/></text:span><text:span text:style-name="T10">i^=j; j^=i; i^=j;</text:span></text:p>
            <text:p><text:span text:style-name="T10">}</text:span></text:p>
            <text:p><text:span text:style-name="T17"/></text:p>
            <text:p><text:span text:style-name="T17">int main()</text:span></text:p>
            <text:p><text:span text:style-name="T17">{</text:span></text:p>
            <text:p><text:span text:style-name="T2"><text:s text:c="2"/></text:span><text:span text:style-name="T2">int a=1, b=0;</text:span></text:p>
            <text:p><text:span text:style-name="T2"><text:s text:c="2"/></text:span><text:span text:style-name="T2">swp1(a,b);</text:span></text:p>
            <text:p><text:span text:style-name="T2"><text:s text:c="2"/></text:span><text:span text:style-name="T2">cout &lt;&lt; "main 1: a="&lt;&lt; a &lt;&lt; " b="&lt;&lt;b&lt;&lt;endl;</text:span></text:p>
            <text:p><text:span text:style-name="T2"><text:s text:c="2"/></text:span><text:span text:style-name="T2">a=1; b=0;</text:span></text:p>
            <text:p><text:span text:style-name="T2"><text:s text:c="2"/></text:span><text:span text:style-name="T2">swp2(a,b);</text:span></text:p>
            <text:p><text:span text:style-name="T2"><text:s text:c="2"/></text:span><text:span text:style-name="T2">cout &lt;&lt; "main 2: a="&lt;&lt; a &lt;&lt; " b="&lt;&lt;b&lt;&lt;endl;</text:span></text:p>
            <text:p><text:span text:style-name="T17"><text:s text:c="2"/></text:span><text:span text:style-name="T17">return 0;</text:span></text:p>
            <text:p><text:span text:style-name="T17">}</text:span></text:p>
          </draw:text-box>
        </draw:frame>
        <draw:frame draw:style-name="gr9" draw:text-style-name="P5" draw:layer="layout" svg:width="11.8cm" svg:height="4.4cm" svg:x="15.65cm" svg:y="1.812cm">
          <draw:text-box>
            <text:p><text:span text:style-name="T4">./a.out</text:span></text:p>
            <text:p><text:span text:style-name="T4">main 1: a=1 b=0</text:span></text:p>
            <text:p><text:span text:style-name="T4">main 2: a=0 b=1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onst Referenzen als Parameter</text:p>
          </draw:text-box>
        </draw:frame>
        <draw:frame presentation:style-name="pr8" draw:text-style-name="P12" draw:layer="layout" svg:width="26.7cm" svg:height="15cm" svg:x="0.6cm" svg:y="4.6cm" presentation:class="subtitle" presentation:user-transformed="true">
          <draw:text-box>
            <text:list text:style-name="L1">
              <text:list-item>
                <text:p text:style-name="P1"><text:span text:style-name="T12">Sollen Werte berechneter Ausdrücke an Referenzparameter übergeben werden, so müssen diese als </text:span><text:span text:style-name="T13">const</text:span><text:span text:style-name="T12"> gekennzeichnet sein.</text:span></text:p>
              </text:list-item>
              <text:list-item>
                <text:p text:style-name="P1"><text:span text:style-name="T12">Damit ist die Änderung der referenzierten Werte dann nicht mehr möglich.</text:span></text:p>
              </text:list-item>
              <text:list-item>
                <text:p text:style-name="P1"><text:span text:style-name="T13">const</text:span><text:span text:style-name="T12"> ist ein weiteres Kriterium zur Unterscheidung überladener Funktionen. Das folgende Beispiel enthält zwei solcher überladenener Funktionen </text:span><text:span text:style-name="T13">mul</text:span><text:span text:style-name="T12">, die sich nur durch const unterschei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9" draw:layer="layout" svg:width="25.199cm" svg:height="2.343cm" svg:x="1.4cm" svg:y="0.6cm" presentation:class="title" presentation:user-transformed="true">
          <draw:text-box>
            <text:p>const Referenzen als Parameter</text:p>
          </draw:text-box>
        </draw:frame>
        <draw:frame draw:style-name="gr11" draw:text-style-name="P7" draw:layer="layout" svg:width="22.4cm" svg:height="17.32cm" svg:x="0.6cm" svg:y="2.98cm">
          <draw:text-box>
            <text:p><text:span text:style-name="T8">. . .</text:span></text:p>
            <text:p><text:span text:style-name="T10">int mul(int&amp; f1, int&amp; f2)</text:span></text:p>
            <text:p><text:span text:style-name="T10">{</text:span></text:p>
            <text:p><text:span text:style-name="T10"><text:s text:c="2"/></text:span><text:span text:style-name="T10">cout &lt;&lt; "mul without const" &lt;&lt; endl;</text:span></text:p>
            <text:p><text:span text:style-name="T10"><text:s text:c="2"/></text:span><text:span text:style-name="T10">return f1*f2;</text:span></text:p>
            <text:p><text:span text:style-name="T10">}</text:span></text:p>
            <text:p><text:span text:style-name="T10"/></text:p>
            <text:p><text:span text:style-name="T10">int mul(const int&amp; f1, const int&amp; f2)</text:span></text:p>
            <text:p><text:span text:style-name="T10">{</text:span></text:p>
            <text:p><text:span text:style-name="T10"><text:s text:c="2"/></text:span><text:span text:style-name="T10">cout &lt;&lt; "mul with const" &lt;&lt; endl;</text:span></text:p>
            <text:p><text:span text:style-name="T10"><text:s text:c="2"/></text:span><text:span text:style-name="T10">return f1*f2;</text:span></text:p>
            <text:p><text:span text:style-name="T10">}</text:span></text:p>
            <text:p><text:span text:style-name="T10"/></text:p>
            <text:p><text:span text:style-name="T10">int main()</text:span></text:p>
            <text:p><text:span text:style-name="T10">{</text:span></text:p>
            <text:p><text:span text:style-name="T10"><text:s text:c="2"/></text:span><text:span text:style-name="T10">int a=3, b=5;</text:span></text:p>
            <text:p><text:span text:style-name="T10"><text:s text:c="2"/></text:span><text:span text:style-name="T10">cout&lt;&lt;mul(a,b) <text:s/>&lt;&lt;endl;</text:span></text:p>
            <text:p><text:span text:style-name="T10"><text:s text:c="2"/></text:span><text:span text:style-name="T10">cout&lt;&lt;mul(a+1,b)&lt;&lt;endl;</text:span></text:p>
            <text:p><text:span text:style-name="T10"><text:s text:c="2"/></text:span><text:span text:style-name="T10">return 0;</text:span></text:p>
            <text:p><text:span text:style-name="T10">}</text:span></text:p>
          </draw:text-box>
        </draw:frame>
        <draw:frame draw:style-name="gr12" draw:text-style-name="P2" draw:layer="layout" svg:width="8.572cm" svg:height="5.073cm" svg:x="18.928cm" svg:y="3.127cm">
          <draw:text-box>
            <text:p><text:span text:style-name="T2">./a.out</text:span></text:p>
            <text:p><text:span text:style-name="T2">mul without const</text:span></text:p>
            <text:p><text:span text:style-name="T2">15</text:span></text:p>
            <text:p><text:span text:style-name="T2">mul with const</text:span></text:p>
            <text:p><text:span text:style-name="T2">20</text:span></text:p>
          </draw:text-box>
        </draw:frame>
        <draw:custom-shape draw:style-name="gr13" draw:text-style-name="P8" draw:layer="layout" svg:width="9.6cm" svg:height="2.8cm" svg:x="14.8cm" svg:y="13cm">
          <text:p text:style-name="P3"><text:span text:style-name="T11">Es erfolgt der Aufruf der </text:span></text:p>
          <text:p text:style-name="P3"><text:span text:style-name="T11">ersten Funktion</text:span></text:p>
          <draw:enhanced-geometry svg:viewBox="0 0 21600 21600" draw:text-areas="800 800 20800 20800" draw:type="round-rectangular-callout" draw:modifiers="-16000.3332986147 24869.6893966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8" draw:layer="layout" svg:width="9.6cm" svg:height="2.8cm" svg:x="15.4cm" svg:y="17.6cm">
          <text:p text:style-name="P3"><text:span text:style-name="T11">Es erfolgt der Aufruf der </text:span></text:p>
          <text:p text:style-name="P3"><text:span text:style-name="T11">zweiten Funktion</text:span></text:p>
          <draw:enhanced-geometry svg:viewBox="0 0 21600 21600" draw:text-areas="800 800 20800 20800" draw:type="round-rectangular-callout" draw:modifiers="-15665.1182168524 1326.38343448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ferenzen als Returnwert</text:p>
          </draw:text-box>
        </draw:frame>
        <draw:frame presentation:style-name="pr8" draw:text-style-name="P12" draw:layer="layout" svg:width="26.7cm" svg:height="15cm" svg:x="0.6cm" svg:y="4.6cm" presentation:class="subtitle" presentation:user-transformed="true">
          <draw:text-box>
            <text:list text:style-name="L1">
              <text:list-item>
                <text:p text:style-name="P1"><text:span text:style-name="T12">Referenzen sind auch als Returnwert sehr interessant, da dieser als Wert (Value) aber auch als LValue, also als Ziel einer Zuweisung eingesetzt werden kann.</text:span></text:p>
              </text:list-item>
              <text:list-item>
                <text:p text:style-name="P1"><text:span text:style-name="T12">Eine Referenz als Returnwert darf niemals eine lokale Variable referenzieren, weil diese nach Verlassen der Funktion nicht mehr existi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10" draw:layer="layout" svg:width="25.199cm" svg:height="2.243cm" svg:x="1.4cm" svg:y="0.8cm" presentation:class="title" presentation:user-transformed="true">
          <draw:text-box>
            <text:p>Referenzen als Returnwert</text:p>
          </draw:text-box>
        </draw:frame>
        <draw:frame draw:style-name="gr14" draw:text-style-name="P7" draw:layer="layout" svg:width="26cm" svg:height="16.935cm" svg:x="1.2cm" svg:y="3.003cm">
          <draw:text-box>
            <text:p><text:span text:style-name="T18">#include &lt;iostream&gt;</text:span></text:p>
            <text:p><text:span text:style-name="T18">#include &lt;iomanip&gt;</text:span></text:p>
            <text:p><text:span text:style-name="T18">using namespace std;</text:span></text:p>
            <text:p><text:span text:style-name="T8"/></text:p>
            <text:p><text:span text:style-name="T2">int myNum=0;</text:span><text:span text:style-name="T2"><text:tab/></text:span><text:span text:style-name="T2"><text:tab/></text:span><text:span text:style-name="T2">// eine Variable</text:span></text:p>
            <text:p><text:span text:style-name="T2"/></text:p>
            <text:p><text:span text:style-name="T2">int &amp; num()</text:span><text:span text:style-name="T2"><text:tab/></text:span><text:span text:style-name="T2"><text:tab/></text:span></text:p>
            <text:p><text:span text:style-name="T2">{</text:span></text:p>
            <text:p><text:span text:style-name="T2"><text:s text:c="2"/></text:span><text:span text:style-name="T2">return myNum;</text:span><text:span text:style-name="T2"><text:tab/></text:span><text:span text:style-name="T2">// Rueckgabe einer Refernz auf myNum </text:span></text:p>
            <text:p><text:span text:style-name="T2">}</text:span></text:p>
            <text:p><text:span text:style-name="T2"/></text:p>
            <text:p><text:span text:style-name="T2">int main()</text:span></text:p>
            <text:p><text:span text:style-name="T2">{</text:span></text:p>
            <text:p><text:span text:style-name="T2"><text:s text:c="2"/></text:span><text:span text:style-name="T2">int i;</text:span></text:p>
            <text:p><text:span text:style-name="T2"><text:s text:c="2"/></text:span><text:span text:style-name="T19">i = num();</text:span><text:span text:style-name="T19"><text:tab/></text:span><text:span text:style-name="T19"><text:tab/></text:span><text:span text:style-name="T19">// Bewertung als Wert der Variablen</text:span></text:p>
            <text:p><text:span text:style-name="T2"><text:s text:c="2"/></text:span><text:span text:style-name="T2">cout &lt;&lt; "i <text:s text:c="3"/>: " &lt;&lt; i &lt;&lt; endl;</text:span></text:p>
            <text:p><text:span text:style-name="T2"><text:s text:c="2"/></text:span><text:span text:style-name="T2">n</text:span><text:span text:style-name="T19">um()=5;</text:span><text:span text:style-name="T19"><text:tab/></text:span><text:span text:style-name="T19"><text:tab/></text:span><text:span text:style-name="T19"><text:tab/></text:span><text:span text:style-name="T19">// Bewertung als Lvalue !!!</text:span></text:p>
            <text:p><text:span text:style-name="T2"><text:s text:c="2"/></text:span><text:span text:style-name="T2">cout &lt;&lt; "myNum: "&lt;&lt; myNum &lt;&lt; endl;</text:span></text:p>
            <text:p><text:span text:style-name="T2"><text:s text:c="2"/></text:span><text:span text:style-name="T2">return 0;</text:span></text:p>
            <text:p><text:span text:style-name="T2">}</text:span></text:p>
          </draw:text-box>
        </draw:frame>
        <draw:frame draw:style-name="gr15" draw:text-style-name="P5" draw:layer="layout" svg:width="8.193cm" svg:height="3.985cm" svg:x="19.607cm" svg:y="3.815cm">
          <draw:text-box>
            <text:p><text:span text:style-name="T4"><text:s/></text:span><text:span text:style-name="T4">./a.out</text:span></text:p>
            <text:p><text:span text:style-name="T4">i <text:s text:c="3"/>: 0</text:span></text:p>
            <text:p><text:span text:style-name="T4">myNum: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1" draw:layer="layout" svg:width="25.199cm" svg:height="2.763cm" svg:x="1.4cm" svg:y="-0.363cm" presentation:class="title" presentation:user-transformed="true">
          <draw:text-box>
            <text:p>Referenzen als Returnwert</text:p>
          </draw:text-box>
        </draw:frame>
        <draw:frame presentation:style-name="pr12" draw:text-style-name="P9" draw:layer="layout" svg:width="26.7cm" svg:height="17.997cm" svg:x="0.6cm" svg:y="2.4cm" presentation:class="subtitle" presentation:user-transformed="true">
          <draw:text-box>
            <text:list text:style-name="L1">
              <text:list-item>
                <text:p text:style-name="P6"><text:span text:style-name="T12">Die Funktion </text:span><text:span text:style-name="T13">num</text:span><text:span text:style-name="T12"> gibt eine Referenz auf die Variable </text:span><text:span text:style-name="T13">myNum</text:span><text:span text:style-name="T12"> zurück.</text:span></text:p>
              </text:list-item>
              <text:list-item>
                <text:p text:style-name="P6"><text:span text:style-name="T12">Diese Refrenz kann nun als Value in Ausdrücken oder als LValue links vom Zuweisungssymbol Verwendung finden.</text:span></text:p>
              </text:list-item>
              <text:list-item>
                <text:p text:style-name="P6"><text:span text:style-name="T12">Die beiden fett markierten Zeilen demonstrieren di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0" draw:layer="layout" svg:width="25.199cm" svg:height="2.243cm" svg:x="1.4cm" svg:y="0.8cm" presentation:class="title" presentation:user-transformed="true">
          <draw:text-box>
            <text:p>Referenzen als Returnwert</text:p>
          </draw:text-box>
        </draw:frame>
        <draw:frame draw:style-name="gr14" draw:text-style-name="P13" draw:layer="layout" svg:width="26.4cm" svg:height="17.102cm" svg:x="0.6cm" svg:y="3.494cm">
          <draw:text-box>
            <text:p><text:span text:style-name="T20">. . . includegedöns . . .</text:span></text:p>
            <text:p><text:span text:style-name="T10">const int n=10;</text:span></text:p>
            <text:p><text:span text:style-name="T10"/></text:p>
            <text:p><text:span text:style-name="T10">int&amp; idx(int * vI, int i, int n)</text:span></text:p>
            <text:p><text:span text:style-name="T10">{</text:span></text:p>
            <text:p><text:span text:style-name="T10"><text:s text:c="2"/></text:span><text:span text:style-name="T10">static int dummy;</text:span></text:p>
            <text:p><text:span text:style-name="T10"><text:s text:c="2"/></text:span><text:span text:style-name="T10">if (i&lt;n) <text:s/>return vI[i];</text:span></text:p>
            <text:p><text:span text:style-name="T10"><text:s text:c="2"/></text:span><text:span text:style-name="T10">cerr &lt;&lt; "Indexerror at index"&lt;&lt; i &lt;&lt; endl;</text:span></text:p>
            <text:p><text:span text:style-name="T10"><text:s text:c="2"/></text:span><text:span text:style-name="T10">return dummy;</text:span></text:p>
            <text:p><text:span text:style-name="T10">}</text:span></text:p>
            <text:p><text:span text:style-name="T10"/></text:p>
            <text:p><text:span text:style-name="T10">int main()</text:span></text:p>
            <text:p><text:span text:style-name="T10">{</text:span></text:p>
            <text:p><text:span text:style-name="T10"><text:s text:c="2"/></text:span><text:span text:style-name="T10">int vI[n]={0};</text:span></text:p>
            <text:p><text:span text:style-name="T10"><text:s text:c="2"/></text:span><text:span text:style-name="T10">int vJ[n]={0};</text:span></text:p>
            <text:p><text:span text:style-name="T10"><text:s text:c="2"/></text:span><text:span text:style-name="T10">for (int i=0; i&lt;n; i++) idx(vI,i,n)=idx(vJ,i,n)=i;</text:span></text:p>
            <text:p><text:span text:style-name="T10"><text:s text:c="2"/></text:span><text:span text:style-name="T10">for (int i=0; i&lt;n; i++)</text:span></text:p>
            <text:p><text:span text:style-name="T10"><text:s text:c="4"/></text:span><text:span text:style-name="T10">cout&lt;&lt;i&lt;&lt;' '&lt;&lt;idx(vI,i,n)&lt;&lt;' '&lt;&lt;idx(vJ,i,n)&lt;&lt; endl;</text:span></text:p>
            <text:p><text:span text:style-name="T10"><text:s text:c="2"/></text:span><text:span text:style-name="T10">idx(vI,99,n)=1234567890;</text:span></text:p>
            <text:p><text:span text:style-name="T10"><text:s text:c="2"/></text:span><text:span text:style-name="T10">return 0;</text:span></text:p>
            <text:p><text:span text:style-name="T10">}</text:span></text:p>
          </draw:text-box>
        </draw:frame>
        <draw:frame draw:style-name="gr16" draw:layer="layout" svg:width="6.488cm" svg:height="8.784cm" svg:x="20.9cm" svg:y="3.043cm">
          <draw:text-box>
            <text:p>./a.out</text:p>
            <text:p>0 0 0</text:p>
            <text:p>1 1 1</text:p>
            <text:p>2 2 2</text:p>
            <text:p>3 3 3</text:p>
            <text:p>4 4 4</text:p>
            <text:p>5 5 5</text:p>
            <text:p>6 6 6</text:p>
            <text:p>7 7 7</text:p>
            <text:p>8 8 8</text:p>
            <text:p>9 9 9</text:p>
            <text:p>Indexerror at index99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1" draw:layer="layout" svg:width="25.199cm" svg:height="2.763cm" svg:x="1.4cm" svg:y="-0.363cm" presentation:class="title" presentation:user-transformed="true">
          <draw:text-box>
            <text:p>Referenzen als Returnwert</text:p>
          </draw:text-box>
        </draw:frame>
        <draw:frame presentation:style-name="pr12" draw:text-style-name="P9" draw:layer="layout" svg:width="26.7cm" svg:height="17.997cm" svg:x="0.6cm" svg:y="2.4cm" presentation:class="subtitle" presentation:user-transformed="true">
          <draw:text-box>
            <text:list text:style-name="L1">
              <text:list-item>
                <text:p text:style-name="P1"><text:span text:style-name="T12">Im Beispiel gibt die Funktion </text:span><text:span text:style-name="T13">idx</text:span><text:span text:style-name="T12"> eine Referenz auf das i-te Element des übergebenen Arrays aus. Diese Referenz wird im Beispiel als Value und als LValue verwendet.</text:span></text:p>
              </text:list-item>
              <text:list-item>
                <text:p text:style-name="P1"><text:span text:style-name="T12">Die Funktion führt eine Indexüberprüfung durch. ImFalle eines Indexerrors wird eine Fehlernachricht auf die Standardfehlerausgabe ausgegeben und die Referenz auf die Dummy-Variable zurückgegeben.</text:span></text:p>
              </text:list-item>
              <text:list-item>
                <text:p text:style-name="P1"><text:span text:style-name="T12">Die Dummy-Variable ist static definiert, so dass sie auf alle Fälle existiert. Bei Verwendung der Referenz als LValue wird der zugewiesene Wert dann auf Dummy geschrieben. </text:span><text:span text:style-name="T21">(testen Sie das mit dem Debugger – kdbg o.ä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6T10:28:21.640323167</meta:creation-date>
    <dc:date>2016-03-13T19:52:49.410619674</dc:date>
    <meta:editing-duration>PT16H12M46S</meta:editing-duration>
    <meta:editing-cycles>5</meta:editing-cycles>
    <meta:generator>LibreOffice/4.2.8.2$Linux_X86_64 LibreOffice_project/420m0$Build-2</meta:generator>
    <dc:creator>Arnold Beck</dc:creator>
    <meta:document-statistic meta:object-count="108"/>
  </office:meta>
</office:document-meta>
</file>